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margin-top="0.201cm" fo:margin-bottom="0.201cm" fo:line-height="0.499cm" fo:text-align="justify" style:justify-single-word="false"/>
      <style:text-properties style:font-name="Arial" fo:font-weight="normal" style:font-weight-asian="normal" style:font-weight-complex="normal"/>
    </style:style>
    <style:style style:name="P2" style:family="paragraph" style:parent-style-name="Standard">
      <style:paragraph-properties fo:margin-top="0.201cm" fo:margin-bottom="0.201cm" fo:text-align="justify" style:justify-single-word="false"/>
      <style:text-properties style:font-name="Arial" fo:font-weight="normal" style:font-weight-asian="normal" style:font-weight-complex="normal"/>
    </style:style>
    <style:style style:name="P3" style:family="paragraph" style:parent-style-name="Standard">
      <style:paragraph-properties fo:margin-top="0.201cm" fo:margin-bottom="0.201cm" fo:text-align="justify" style:justify-single-word="false"/>
      <style:text-properties style:font-name="Arial" fo:font-weight="normal" style:font-weight-asian="normal" style:font-weight-complex="normal"/>
    </style:style>
    <style:style style:name="P4" style:family="paragraph" style:parent-style-name="Standard" style:list-style-name="L2">
      <style:paragraph-properties fo:margin-top="0.201cm" fo:margin-bottom="0.201cm" fo:text-align="justify" style:justify-single-word="false"/>
      <style:text-properties style:font-name="Arial" fo:font-weight="normal" style:font-weight-asian="normal" style:font-weight-complex="normal"/>
    </style:style>
    <style:style style:name="P5" style:family="paragraph" style:parent-style-name="Standard" style:list-style-name="L2">
      <style:paragraph-properties fo:margin-top="0.201cm" fo:margin-bottom="0.201cm" fo:text-align="justify" style:justify-single-word="false"/>
      <style:text-properties style:font-name="Arial" fo:font-weight="normal" style:font-weight-asian="normal" style:font-weight-complex="normal"/>
    </style:style>
    <style:style style:name="P6" style:family="paragraph" style:parent-style-name="Standard">
      <style:paragraph-properties fo:margin-top="0.201cm" fo:margin-bottom="0.201cm" fo:text-align="justify" style:justify-single-word="false"/>
      <style:text-properties style:text-line-through-style="none" style:text-line-through-type="none" style:font-name="Arial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NTRODUCCIÓN AL LENGUAJE DE MARCAS </text:p>
      <text:p text:style-name="P2"/>
      <text:p text:style-name="P2">LENGUAJE DE MARCAS: Aquellos lenguajes que nos permiten aplicar formato al texto que intercambiamos a través de internet. Ej HTML(Hyper text marked language), CSS , XML</text:p>
      <text:p text:style-name="P2">Se llama código fuente al texto que resulta de aplicarle la marca, ese código es interpretado por el navegador , este interprete se conoce como agente de usuario. Ej: Chrome , Firefox</text:p>
      <text:p text:style-name="P2">Etiquetas o Tags : Estructuras de los lenguajes de marcan que delimitan una parte del texto y les da un formato. Ejemplo &lt;html&gt; &lt;/html&gt;</text:p>
      <text:p text:style-name="P2">No son un lenguaje de programación ya que no tienen logica ni variables aunque usualmente están acompañados de lenguajes como PHP y JavaScript.</text:p>
      <text:p text:style-name="P2">Existen las hojas de estilo como CSS que sirven para agregar estilo a las paginas web, estos atributos sirven para maquetar el contenido de las etiquetas.</text:p>
      <text:p text:style-name="P2">SGML fue un lenguaje standarizado por IBM para crear un lenguaje común a la hora de estructurar la información en el entorno web.</text:p>
      <text:p text:style-name="P2">Cada documento contendría el prologo y la instancia. </text:p>
      <text:p text:style-name="P2"/>
      <text:p text:style-name="P2">Tipos de lenguajes según las marcas:</text:p>
      <text:list xml:id="list4242903213" text:style-name="L1">
        <text:list-item>
          <text:p text:style-name="P1">- De presentación: Solo hace referencia al formato, no especifica la estructura. Ej: RTF, CSS.</text:p>
        </text:list-item>
        <text:list-item>
          <text:p text:style-name="P1">- Descriptivo , estructural o semántico: Hace referencia a las partes que forma el documento pero no especifica como debe representarse ni el orden tampoco. Ej: XML, EBML</text:p>
        </text:list-item>
        <text:list-item>
          <text:p text:style-name="P1">-Híbridos: Aquellos que son una combinación de los dos anteriores, es decir , aportan tanto estilo como estructura. Ej: HTML, XHTML</text:p>
          <text:p text:style-name="P1"/>
        </text:list-item>
      </text:list>
      <text:p text:style-name="P2">Tipos de lenguajes según la función: <text:s/></text:p>
      <text:list xml:id="list2568116195" text:style-name="L2">
        <text:list-item>
          <text:p text:style-name="P4">Sirven para una función determinada, TEXT (para crear documentación electrónica), SMIL (para multimedia)</text:p>
        </text:list-item>
        <text:list-item>
          <text:p text:style-name="P4"/>
        </text:list-item>
      </text:list>
      <text:p text:style-name="P2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7T15:18:26.867437247</meta:creation-date>
    <dc:date>2019-09-30T17:55:18.591906477</dc:date>
    <meta:editing-duration>PT44M1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262" meta:character-count="1582" meta:non-whitespace-character-count="1333"/>
  </office:meta>
</office:document-meta>
</file>